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officeooo:rsid="0017a6d6" officeooo:paragraph-rsid="0017a6d6"/>
    </style:style>
    <style:style style:name="P2" style:family="paragraph" style:parent-style-name="Standard" style:list-style-name="L1">
      <style:text-properties style:text-line-through-style="none" style:text-line-through-type="none" officeooo:rsid="0017a6d6" officeooo:paragraph-rsid="0017a6d6"/>
    </style:style>
    <style:style style:name="T1" style:family="text">
      <style:text-properties style:text-line-through-style="none" style:text-line-through-typ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e Gruppe 1 – Codebuch</text:p>
      <text:p text:style-name="P1"/>
      <text:list xml:id="list2395940984" text:style-name="L1">
        <text:list-item>
          <text:p text:style-name="P2">für jede entwickelte Funktionalität sollten direkt entsprechende Tests programmiert werden, um die Funktionen auch zu späteren Zeitpunkten noch testen zu können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4:39:49.550989362</meta:creation-date>
    <dc:date>2018-11-14T15:30:54.717466254</dc:date>
    <meta:editing-duration>PT48M10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3" meta:word-count="27" meta:character-count="185" meta:non-whitespace-character-count="161"/>
  </office:meta>
</office:document-meta>
</file>